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/************* cd_ls_pwd.c file **************/</text:p>
            <text:p text:style-name="Table_20_Contents"/>
            <text:p text:style-name="Table_20_Contents">/**** globals defined in main.c file ****/</text:p>
            <text:p text:style-name="Table_20_Contents">extern MINODE minode[NMINODE];</text:p>
            <text:p text:style-name="Table_20_Contents">extern MINODE *root;</text:p>
            <text:p text:style-name="Table_20_Contents">extern PROC <text:s text:c="2"/>proc[NPROC], *running;</text:p>
            <text:p text:style-name="Table_20_Contents">extern char <text:s text:c="2"/>gpath[256];</text:p>
            <text:p text:style-name="Table_20_Contents">extern char <text:s text:c="2"/>*name[64];</text:p>
            <text:p text:style-name="Table_20_Contents">extern int <text:s text:c="3"/>n;</text:p>
            <text:p text:style-name="Table_20_Contents">extern int fd, dev;</text:p>
            <text:p text:style-name="Table_20_Contents">extern int nblocks, ninodes, bmap, imap, inode_start;</text:p>
            <text:p text:style-name="Table_20_Contents">extern char line[256], cmd[32], pathname[256];</text:p>
            <text:p text:style-name="Table_20_Contents"/>
            <text:p text:style-name="Table_20_Contents">#define OWNER <text:s/>000700</text:p>
            <text:p text:style-name="Table_20_Contents">#define GROUP <text:s/>000070</text:p>
            <text:p text:style-name="Table_20_Contents">#define OTHER <text:s/>000007</text:p>
            <text:p text:style-name="Table_20_Contents"/>
            <text:p text:style-name="Table_20_Contents">change_dir()</text:p>
            <text:p text:style-name="Table_20_Contents">{</text:p>
            <text:p text:style-name="Table_20_Contents"><text:s text:c="2"/>char temp[EXT2_NAME_LEN];</text:p>
            <text:p text:style-name="Table_20_Contents"><text:s text:c="2"/>char buf[BLKSIZE];</text:p>
            <text:p text:style-name="Table_20_Contents"><text:s text:c="2"/>DIR *dp;</text:p>
            <text:p text:style-name="Table_20_Contents"><text:s text:c="2"/>MINODE *ip, *newip, *cwd;</text:p>
            <text:p text:style-name="Table_20_Contents"><text:s text:c="2"/>int ino, dev;</text:p>
            <text:p text:style-name="Table_20_Contents"><text:s text:c="2"/>char c;</text:p>
            <text:p text:style-name="Table_20_Contents"/>
            <text:p text:style-name="Table_20_Contents"><text:s text:c="2"/>if (pathname[0] == 0)</text:p>
            <text:p text:style-name="Table_20_Contents"><text:s text:c="2"/>{</text:p>
            <text:p text:style-name="Table_20_Contents"><text:s text:c="6"/>iput(running-&gt;cwd);</text:p>
            <text:p text:style-name="Table_20_Contents"><text:s text:c="6"/>running-&gt;cwd = iget(dev, 2);</text:p>
            <text:p text:style-name="Table_20_Contents"><text:s text:c="6"/>return -1;</text:p>
            <text:p text:style-name="Table_20_Contents"><text:s text:c="2"/>}</text:p>
            <text:p text:style-name="Table_20_Contents"/>
            <text:p text:style-name="Table_20_Contents"><text:s text:c="2"/>if (pathname[0] == '/')</text:p>
            <text:p text:style-name="Table_20_Contents"><text:s text:c="6"/>dev = root-&gt;dev;</text:p>
            <text:p text:style-name="Table_20_Contents"><text:s text:c="2"/>else</text:p>
            <text:p text:style-name="Table_20_Contents"><text:s text:c="6"/>dev = running-&gt;cwd-&gt;dev;</text:p>
            <text:p text:style-name="Table_20_Contents"><text:s text:c="2"/>strcpy(temp, pathname);</text:p>
            <text:p text:style-name="Table_20_Contents"><text:s text:c="2"/>printf("temp: %s", temp);</text:p>
            <text:p text:style-name="Table_20_Contents"><text:s text:c="2"/>ino = getino(temp);</text:p>
            <text:p text:style-name="Table_20_Contents"><text:s text:c="2"/>if (!ino)</text:p>
            <text:p text:style-name="Table_20_Contents"><text:s text:c="2"/>{</text:p>
            <text:p text:style-name="Table_20_Contents"><text:s text:c="6"/>printf("no such directory\n");</text:p>
            <text:p text:style-name="Table_20_Contents"><text:s text:c="6"/>return -1;</text:p>
            <text:p text:style-name="Table_20_Contents"><text:s text:c="2"/>}</text:p>
            <text:p text:style-name="Table_20_Contents"><text:s text:c="2"/>printf("dev=%d ino=%d\n", dev, ino);</text:p>
            <text:p text:style-name="Table_20_Contents"><text:soft-page-break/><text:s text:c="2"/>newip = iget(dev, ino);</text:p>
            <text:p text:style-name="Table_20_Contents"><text:s text:c="2"/>printf("mode=%4x\n", newip-&gt;INODE.i_mode);</text:p>
            <text:p text:style-name="Table_20_Contents"><text:s text:c="2"/>if (!S_ISDIR(newip-&gt;INODE))</text:p>
            <text:p text:style-name="Table_20_Contents"><text:s text:c="2"/>{</text:p>
            <text:p text:style-name="Table_20_Contents"><text:s text:c="6"/>printf("%s is not a directory\n", pathname);</text:p>
            <text:p text:style-name="Table_20_Contents"><text:s text:c="6"/>iput(newip);</text:p>
            <text:p text:style-name="Table_20_Contents"><text:s text:c="6"/>return -1;</text:p>
            <text:p text:style-name="Table_20_Contents"><text:s text:c="2"/>}</text:p>
            <text:p text:style-name="Table_20_Contents"/>
            <text:p text:style-name="Table_20_Contents"><text:s text:c="2"/>iput(running-&gt;cwd);</text:p>
            <text:p text:style-name="Table_20_Contents"><text:s text:c="2"/>running-&gt;cwd = newip;</text:p>
            <text:p text:style-name="Table_20_Contents"><text:s text:c="2"/>printf("after cd : cwd = [%d %d]\n", running-&gt;cwd-dev, running-&gt;cwd-&gt;ino);</text:p>
            <text:p text:style-name="Table_20_Contents"><text:s text:c="2"/>return 0;</text:p>
            <text:p text:style-name="Table_20_Contents"/>
            <text:p text:style-name="Table_20_Contents"/>
            <text:p text:style-name="Table_20_Contents">}</text:p>
            <text:p text:style-name="Table_20_Contents"/>
            <text:p text:style-name="Table_20_Contents">int find_ino(MINODE *mip, u32 *myino)</text:p>
            <text:p text:style-name="Table_20_Contents">{</text:p>
            <text:p text:style-name="Table_20_Contents"><text:s text:c="4"/>char buf[BLKSIZE], *cp;</text:p>
            <text:p text:style-name="Table_20_Contents"><text:s text:c="4"/>DIR *dp;</text:p>
            <text:p text:style-name="Table_20_Contents"/>
            <text:p text:style-name="Table_20_Contents"><text:s text:c="4"/>get_block(mip-&gt;dev, mip-&gt;INODE.i_block[0], buf);</text:p>
            <text:p text:style-name="Table_20_Contents"><text:s text:c="4"/>cp = buf;</text:p>
            <text:p text:style-name="Table_20_Contents"><text:s text:c="4"/>dp = (DIR *)buf;</text:p>
            <text:p text:style-name="Table_20_Contents"><text:s text:c="4"/>*myino = dp-&gt;inode;</text:p>
            <text:p text:style-name="Table_20_Contents"><text:s text:c="4"/>cp += dp-&gt;rec_len;</text:p>
            <text:p text:style-name="Table_20_Contents"><text:s text:c="4"/>dp = (DIR *)cp;</text:p>
            <text:p text:style-name="Table_20_Contents"><text:s text:c="4"/>return dp-&gt;inode;</text:p>
            <text:p text:style-name="Table_20_Contents">}</text:p>
            <text:p text:style-name="Table_20_Contents"/>
            <text:p text:style-name="Table_20_Contents"/>
            <text:p text:style-name="Table_20_Contents">int findmyname(MINODE *parent, u32 myino, char *myname)</text:p>
            <text:p text:style-name="Table_20_Contents">{</text:p>
            <text:p text:style-name="Table_20_Contents"><text:s text:c="4"/>int i;</text:p>
            <text:p text:style-name="Table_20_Contents"><text:s text:c="4"/>char buf[BLKSIZE], temp[256], *cp;</text:p>
            <text:p text:style-name="Table_20_Contents"><text:s text:c="4"/>DIR *dp;</text:p>
            <text:p text:style-name="Table_20_Contents"><text:s text:c="4"/>MINODE *mip = parent;</text:p>
            <text:p text:style-name="Table_20_Contents"><text:s text:c="4"/>//SEARCH FOR FILENAME</text:p>
            <text:p text:style-name="Table_20_Contents"><text:s text:c="4"/>for (i=0; i &lt; 12; i++)</text:p>
            <text:p text:style-name="Table_20_Contents"><text:s text:c="4"/>{ <text:s/>// assume DIR at most 12 direct blocks</text:p>
            <text:p text:style-name="Table_20_Contents"/>
            <text:p text:style-name="Table_20_Contents"><text:s text:c="8"/>if (mip-&gt;INODE.i_block[i] == 0)</text:p>
            <text:p text:style-name="Table_20_Contents"><text:s text:c="12"/>return -1;</text:p>
            <text:p text:style-name="Table_20_Contents"><text:s text:c="8"/>get_block(dev, mip-&gt;INODE.i_block[i], <text:soft-page-break/>buf);</text:p>
            <text:p text:style-name="Table_20_Contents"><text:s text:c="8"/>dp = (DIR *)buf;</text:p>
            <text:p text:style-name="Table_20_Contents"><text:s text:c="8"/>cp = buf;</text:p>
            <text:p text:style-name="Table_20_Contents"/>
            <text:p text:style-name="Table_20_Contents"><text:s text:c="8"/>while(cp &lt; buf + BLKSIZE)</text:p>
            <text:p text:style-name="Table_20_Contents"><text:s text:c="8"/>{</text:p>
            <text:p text:style-name="Table_20_Contents"><text:s text:c="12"/>strncpy(temp, dp-&gt;name, dp-&gt;name_len);</text:p>
            <text:p text:style-name="Table_20_Contents"><text:s text:c="12"/>temp[dp-&gt;name_len] = 0;</text:p>
            <text:p text:style-name="Table_20_Contents"><text:s text:c="12"/>printf("%4d %4d %4d %s\n",</text:p>
            <text:p text:style-name="Table_20_Contents"><text:s text:c="19"/>dp-&gt;inode, dp-&gt;rec_len, dp-&gt;name_len, temp);</text:p>
            <text:p text:style-name="Table_20_Contents"><text:s text:c="12"/>if(dp-&gt;inode = myino)</text:p>
            <text:p text:style-name="Table_20_Contents"><text:s text:c="12"/>{</text:p>
            <text:p text:style-name="Table_20_Contents"><text:s text:c="16"/>strncpy(myname, dp-&gt;name, dp-&gt;name_len);</text:p>
            <text:p text:style-name="Table_20_Contents"><text:s text:c="16"/>myname[dp-&gt;name_len] = 0;</text:p>
            <text:p text:style-name="Table_20_Contents"><text:s text:c="16"/>printf("found %s : ino = %d\n",name,dp-&gt;inode);</text:p>
            <text:p text:style-name="Table_20_Contents"><text:s text:c="16"/>return 0;</text:p>
            <text:p text:style-name="Table_20_Contents"><text:s text:c="12"/>}</text:p>
            <text:p text:style-name="Table_20_Contents"><text:s text:c="12"/>cp += dp-&gt;rec_len;</text:p>
            <text:p text:style-name="Table_20_Contents"><text:s text:c="12"/>dp = (DIR *)cp;</text:p>
            <text:p text:style-name="Table_20_Contents"><text:s text:c="8"/>}</text:p>
            <text:p text:style-name="Table_20_Contents"><text:s text:c="4"/>}</text:p>
            <text:p text:style-name="Table_20_Contents"><text:s text:c="4"/>return -1;</text:p>
            <text:p text:style-name="Table_20_Contents">}</text:p>
            <text:p text:style-name="Table_20_Contents"/>
            <text:p text:style-name="Table_20_Contents">int ls_file(MINODE *mip, char *name)</text:p>
            <text:p text:style-name="Table_20_Contents">{</text:p>
            <text:p text:style-name="Table_20_Contents"><text:s text:c="4"/>int ino = getino(dirname);</text:p>
            <text:p text:style-name="Table_20_Contents"><text:s text:c="4"/>//mip = iget(dev, ino);</text:p>
            <text:p text:style-name="Table_20_Contents"><text:s text:c="4"/>u16 mode, mask;</text:p>
            <text:p text:style-name="Table_20_Contents"><text:s text:c="4"/>struct stat file_info;</text:p>
            <text:p text:style-name="Table_20_Contents"><text:s text:c="4"/>mode = mip-&gt;INODE.i_mode;</text:p>
            <text:p text:style-name="Table_20_Contents"><text:s text:c="4"/>if (S_ISDIR(mode))</text:p>
            <text:p text:style-name="Table_20_Contents"><text:s text:c="8"/>putchar('d');</text:p>
            <text:p text:style-name="Table_20_Contents"><text:s text:c="4"/>else if (S_ISLNK(mode))</text:p>
            <text:p text:style-name="Table_20_Contents"><text:s text:c="8"/>putchar('1');</text:p>
            <text:p text:style-name="Table_20_Contents"><text:s text:c="4"/>else</text:p>
            <text:p text:style-name="Table_20_Contents"><text:s text:c="8"/>putchar('-');</text:p>
            <text:p text:style-name="Table_20_Contents"/>
            <text:p text:style-name="Table_20_Contents"><text:s text:c="4"/>mask = 000400;</text:p>
            <text:p text:style-name="Table_20_Contents"/>
            <text:p text:style-name="Table_20_Contents"><text:s text:c="4"/>for (int i = 0; i &lt; 3; i++)</text:p>
            <text:p text:style-name="Table_20_Contents"><text:s text:c="4"/>{</text:p>
            <text:p text:style-name="Table_20_Contents"><text:s text:c="8"/>if (mode &amp; mask)</text:p>
            <text:p text:style-name="Table_20_Contents"><text:s text:c="12"/>putchar('r');</text:p>
            <text:p text:style-name="Table_20_Contents"><text:s text:c="8"/>else</text:p>
            <text:p text:style-name="Table_20_Contents"><text:soft-page-break/><text:s text:c="12"/>putchar('-');</text:p>
            <text:p text:style-name="Table_20_Contents"><text:s text:c="8"/>mask = mask &gt;&gt; 1;</text:p>
            <text:p text:style-name="Table_20_Contents"/>
            <text:p text:style-name="Table_20_Contents"><text:s text:c="8"/>if (mode &amp; mask)</text:p>
            <text:p text:style-name="Table_20_Contents"><text:s text:c="12"/>putchar('w');</text:p>
            <text:p text:style-name="Table_20_Contents"><text:s text:c="8"/>else</text:p>
            <text:p text:style-name="Table_20_Contents"><text:s text:c="12"/>putchar('-');</text:p>
            <text:p text:style-name="Table_20_Contents"><text:s text:c="8"/>mask = mask &gt;&gt; 1;</text:p>
            <text:p text:style-name="Table_20_Contents"/>
            <text:p text:style-name="Table_20_Contents"><text:s text:c="8"/>if (mode &amp; mask)</text:p>
            <text:p text:style-name="Table_20_Contents"><text:s text:c="12"/>putchar('w');</text:p>
            <text:p text:style-name="Table_20_Contents"><text:s text:c="8"/>else</text:p>
            <text:p text:style-name="Table_20_Contents"><text:s text:c="12"/>putchar('-');</text:p>
            <text:p text:style-name="Table_20_Contents"><text:s text:c="8"/>mask = mask &gt;&gt; 1;</text:p>
            <text:p text:style-name="Table_20_Contents"><text:s text:c="4"/>}</text:p>
            <text:p text:style-name="Table_20_Contents"><text:s text:c="4"/>printf("%4d", mip-&gt;INODE.i_links_count);</text:p>
            <text:p text:style-name="Table_20_Contents"><text:s text:c="4"/>printf("%4d", mip-&gt;INODE.i_uid);</text:p>
            <text:p text:style-name="Table_20_Contents"><text:s text:c="4"/>printf("%4d", mip-&gt;INODE.i_gid);</text:p>
            <text:p text:style-name="Table_20_Contents"><text:s text:c="4"/>printf("\t");</text:p>
            <text:p text:style-name="Table_20_Contents"><text:s text:c="4"/>printf("%8d", mip-&gt;INODE.i_size);</text:p>
            <text:p text:style-name="Table_20_Contents"><text:s text:c="4"/>char filetime[256];</text:p>
            <text:p text:style-name="Table_20_Contents"><text:s text:c="4"/>time_t time = (time_t)mip-&gt;INODE.i_mtime;</text:p>
            <text:p text:style-name="Table_20_Contents"><text:s text:c="4"/>strcpy(filetime, ctime(&amp;time));</text:p>
            <text:p text:style-name="Table_20_Contents"><text:s text:c="4"/>filetime[strlen(filetime)-1] = 0;</text:p>
            <text:p text:style-name="Table_20_Contents"><text:s text:c="4"/>printf("\t%s", filetime);</text:p>
            <text:p text:style-name="Table_20_Contents"><text:s text:c="4"/>printf("\t%s", name);</text:p>
            <text:p text:style-name="Table_20_Contents"><text:s text:c="4"/>if (S_ISLNK(mode))</text:p>
            <text:p text:style-name="Table_20_Contents"><text:s text:c="8"/>printf(" -&gt; %s", (char *)mip-&gt;INODE.i_block);</text:p>
            <text:p text:style-name="Table_20_Contents"><text:s text:c="4"/>printf("\n");</text:p>
            <text:p text:style-name="Table_20_Contents">}</text:p>
            <text:p text:style-name="Table_20_Contents"/>
            <text:p text:style-name="Table_20_Contents">int ls_dir(MINODE *mip)</text:p>
            <text:p text:style-name="Table_20_Contents">{</text:p>
            <text:p text:style-name="Table_20_Contents"><text:s text:c="4"/>char buf[BLKSIZE], temp[256];</text:p>
            <text:p text:style-name="Table_20_Contents"><text:s text:c="4"/>DIR *dp;</text:p>
            <text:p text:style-name="Table_20_Contents"><text:s text:c="4"/>char *cp;</text:p>
            <text:p text:style-name="Table_20_Contents"><text:s text:c="4"/>MINODE *dip;</text:p>
            <text:p text:style-name="Table_20_Contents"/>
            <text:p text:style-name="Table_20_Contents"><text:s text:c="4"/>for (int i = 0; i &lt; 12; i++)</text:p>
            <text:p text:style-name="Table_20_Contents"><text:s text:c="4"/>{</text:p>
            <text:p text:style-name="Table_20_Contents"><text:s text:c="8"/>if (mip-&gt;INODE.i_block[i] == 0)</text:p>
            <text:p text:style-name="Table_20_Contents"><text:s text:c="12"/>return 0;</text:p>
            <text:p text:style-name="Table_20_Contents"><text:s text:c="8"/>get_block(mip-&gt;dev, mip-&gt;INODE.i_block[i], buf);</text:p>
            <text:p text:style-name="Table_20_Contents"><text:s text:c="8"/>dp = (DIR *)buf;</text:p>
            <text:p text:style-name="Table_20_Contents"><text:s text:c="8"/>cp = buf;</text:p>
            <text:p text:style-name="Table_20_Contents"><text:s text:c="8"/>while (cp &lt; buf + BLKSIZE)</text:p>
            <text:p text:style-name="Table_20_Contents"><text:soft-page-break/><text:s text:c="8"/>{</text:p>
            <text:p text:style-name="Table_20_Contents"><text:s text:c="12"/>strncpy(temp, dp-&gt;name, dp-&gt;name_len);</text:p>
            <text:p text:style-name="Table_20_Contents"><text:s text:c="12"/>temp[dp-&gt;name_len] = 0;</text:p>
            <text:p text:style-name="Table_20_Contents"><text:s text:c="12"/>dip = iget(dev, dp-&gt;inode);</text:p>
            <text:p text:style-name="Table_20_Contents"><text:s text:c="12"/>ls_file(dip, temp);</text:p>
            <text:p text:style-name="Table_20_Contents"><text:s text:c="12"/>iput(dip);</text:p>
            <text:p text:style-name="Table_20_Contents"/>
            <text:p text:style-name="Table_20_Contents"><text:s text:c="12"/>cp+= dp-&gt;rec_len;</text:p>
            <text:p text:style-name="Table_20_Contents"><text:s text:c="12"/>dp = (DIR *)cp;</text:p>
            <text:p text:style-name="Table_20_Contents"><text:s text:c="8"/>}</text:p>
            <text:p text:style-name="Table_20_Contents"><text:s text:c="4"/>}</text:p>
            <text:p text:style-name="Table_20_Contents">}</text:p>
            <text:p text:style-name="Table_20_Contents"/>
            <text:p text:style-name="Table_20_Contents">int list_file()</text:p>
            <text:p text:style-name="Table_20_Contents">{</text:p>
            <text:p text:style-name="Table_20_Contents"><text:s text:c="4"/>void ls(char *pathname, PROC *parent) /*{{{*/</text:p>
            <text:p text:style-name="Table_20_Contents"><text:s text:c="4"/>{</text:p>
            <text:p text:style-name="Table_20_Contents"><text:s text:c="8"/>INODE *cwd = calloc(sizeof(INODE), 1);</text:p>
            <text:p text:style-name="Table_20_Contents"><text:s text:c="8"/>char path[128] = "\0";</text:p>
            <text:p text:style-name="Table_20_Contents"><text:s text:c="8"/>strncpy(path, pathname, 128);</text:p>
            <text:p text:style-name="Table_20_Contents"><text:s text:c="8"/>int inodeIndex, seek;</text:p>
            <text:p text:style-name="Table_20_Contents"><text:s text:c="8"/>// if ls fullpath</text:p>
            <text:p text:style-name="Table_20_Contents"><text:s text:c="8"/>if(pathname[0] == '/') { <text:s/>/*{{{*/</text:p>
            <text:p text:style-name="Table_20_Contents"><text:s text:c="12"/>strncpy(path, path+1, 127);</text:p>
            <text:p text:style-name="Table_20_Contents"><text:s text:c="12"/>char *token = strtok(path, "/");</text:p>
            <text:p text:style-name="Table_20_Contents"><text:s text:c="12"/>memcpy(cwd, &amp;root-&gt;INODE,sizeof(INODE));</text:p>
            <text:p text:style-name="Table_20_Contents"/>
            <text:p text:style-name="Table_20_Contents"><text:s text:c="12"/>while(token !=NULL) {</text:p>
            <text:p text:style-name="Table_20_Contents"><text:s text:c="16"/>inodeIndex =search(cwd, token);</text:p>
            <text:p text:style-name="Table_20_Contents"><text:s text:c="16"/>if (inodeIndex==0) {</text:p>
            <text:p text:style-name="Table_20_Contents"><text:s text:c="20"/>printf("cannot find that directory\n");</text:p>
            <text:p text:style-name="Table_20_Contents"><text:s text:c="20"/>return;</text:p>
            <text:p text:style-name="Table_20_Contents"><text:s text:c="16"/>}</text:p>
            <text:p text:style-name="Table_20_Contents"><text:s text:c="16"/>seek =((inodeIndex-1)/8 + gp-&gt;bg_inode_table)*1024+(inodeIndex-1)%8</text:p>
            <text:p text:style-name="Table_20_Contents"><text:s text:c="67"/>*128;</text:p>
            <text:p text:style-name="Table_20_Contents"/>
            <text:p text:style-name="Table_20_Contents"><text:s text:c="16"/>lseek(fd,seek,SEEK_SET);</text:p>
            <text:p text:style-name="Table_20_Contents"><text:s text:c="16"/>read(fd,cwd,sizeof(INODE));</text:p>
            <text:p text:style-name="Table_20_Contents"><text:s text:c="16"/>token=strtok(NULL,"/");</text:p>
            <text:p text:style-name="Table_20_Contents"><text:s text:c="12"/>}</text:p>
            <text:p text:style-name="Table_20_Contents"><text:s text:c="12"/>// check if path is a dir</text:p>
            <text:p text:style-name="Table_20_Contents"><text:s text:c="12"/>if((cwd-&gt;i_mode &amp; 0040000) != 0040000){</text:p>
            <text:p text:style-name="Table_20_Contents"><text:s text:c="16"/>printf("cannot ls non dir");</text:p>
            <text:p text:style-name="Table_20_Contents"><text:s text:c="16"/>return;</text:p>
            <text:p text:style-name="Table_20_Contents"><text:soft-page-break/><text:s text:c="12"/>}</text:p>
            <text:p text:style-name="Table_20_Contents"/>
            <text:p text:style-name="Table_20_Contents"><text:s text:c="12"/>printdir(cwd);</text:p>
            <text:p text:style-name="Table_20_Contents"><text:s text:c="12"/>return;</text:p>
            <text:p text:style-name="Table_20_Contents"><text:s text:c="8"/>} /*}}}*/</text:p>
            <text:p text:style-name="Table_20_Contents"/>
            <text:p text:style-name="Table_20_Contents"><text:s text:c="12"/>// if ls cwd</text:p>
            <text:p text:style-name="Table_20_Contents"><text:s text:c="8"/>else if(pathname[0]<text:tab/>&lt;=0){</text:p>
            <text:p text:style-name="Table_20_Contents"><text:s text:c="12"/>printf("current dir: Ino %lu, Iblock[0]= %lu\n",(long unsigned</text:p>
            <text:p text:style-name="Table_20_Contents"><text:s text:c="12"/>int)parent-&gt;cwd-&gt;ino, (long unsigned int)parent-&gt;cwd-&gt;INODE.i_block[0]);</text:p>
            <text:p text:style-name="Table_20_Contents"><text:s text:c="12"/>printdir(&amp;parent-&gt;cwd-&gt;INODE);</text:p>
            <text:p text:style-name="Table_20_Contents"><text:s text:c="12"/>return;</text:p>
            <text:p text:style-name="Table_20_Contents"><text:s text:c="8"/>}</text:p>
            <text:p text:style-name="Table_20_Contents"><text:s text:c="12"/>// if ls local path</text:p>
            <text:p text:style-name="Table_20_Contents"><text:s text:c="8"/>else{</text:p>
            <text:p text:style-name="Table_20_Contents"><text:s text:c="12"/>char *token=strtok(path,"/");</text:p>
            <text:p text:style-name="Table_20_Contents"><text:s text:c="12"/>memcpy(cwd,<text:tab/>&amp;parent-&gt;cwd-&gt;INODE,sizeof(INODE));</text:p>
            <text:p text:style-name="Table_20_Contents"/>
            <text:p text:style-name="Table_20_Contents"><text:s text:c="12"/>while(token!=NULL){</text:p>
            <text:p text:style-name="Table_20_Contents"><text:s text:c="16"/>inodeIndex=search(cwd,token);</text:p>
            <text:p text:style-name="Table_20_Contents"><text:s text:c="16"/>if (inodeIndex==0) {</text:p>
            <text:p text:style-name="Table_20_Contents"><text:s text:c="20"/>printf("cannot find that directory\n");</text:p>
            <text:p text:style-name="Table_20_Contents"><text:s text:c="20"/>return;</text:p>
            <text:p text:style-name="Table_20_Contents"><text:s text:c="16"/>}</text:p>
            <text:p text:style-name="Table_20_Contents"><text:s text:c="16"/>seek=((inodeIndex-1)/8 + gp-&gt;bg_inode_table)*1024+</text:p>
            <text:p text:style-name="Table_20_Contents"><text:s text:c="21"/>(inodeIndex-1)%8* 128;</text:p>
            <text:p text:style-name="Table_20_Contents"><text:s text:c="16"/>lseek(fd,seek,SEEK_SET);</text:p>
            <text:p text:style-name="Table_20_Contents"><text:s text:c="16"/>read(fd,cwd,sizeof(INODE));</text:p>
            <text:p text:style-name="Table_20_Contents"><text:s text:c="16"/>printdir(cwd);</text:p>
            <text:p text:style-name="Table_20_Contents"><text:s text:c="16"/>token=strtok(NULL,"/");</text:p>
            <text:p text:style-name="Table_20_Contents"><text:s text:c="12"/>}</text:p>
            <text:p text:style-name="Table_20_Contents"><text:s text:c="8"/>}</text:p>
            <text:p text:style-name="Table_20_Contents"><text:s text:c="4"/>}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>void pwd(MINODE *wd)</text:p>
            <text:p text:style-name="Table_20_Contents">{</text:p>
            <text:p text:style-name="Table_20_Contents"><text:s text:c="4"/>if (wd == root)</text:p>
            <text:p text:style-name="Table_20_Contents"><text:s text:c="8"/>printf("/\n");</text:p>
            <text:p text:style-name="Table_20_Contents"><text:s text:c="4"/>else</text:p>
            <text:p text:style-name="Table_20_Contents"><text:s text:c="8"/>rpwd(wd);</text:p>
            <text:p text:style-name="Table_20_Contents">}</text:p>
            <text:p text:style-name="Table_20_Contents"><text:soft-page-break/></text:p>
            <text:p text:style-name="Table_20_Contents">void rpwd(MINODE *wd)</text:p>
            <text:p text:style-name="Table_20_Contents">{</text:p>
            <text:p text:style-name="Table_20_Contents"><text:s text:c="4"/>char buf[BLKSIZE], myname[256], *cp;</text:p>
            <text:p text:style-name="Table_20_Contents"><text:s text:c="4"/>MINODE *parent, *ip;</text:p>
            <text:p text:style-name="Table_20_Contents"><text:s text:c="4"/>u32 myino, parentino;</text:p>
            <text:p text:style-name="Table_20_Contents"><text:s text:c="4"/>DIR *dp;</text:p>
            <text:p text:style-name="Table_20_Contents"><text:s text:c="4"/>if (wd==root) return;</text:p>
            <text:p text:style-name="Table_20_Contents"><text:s text:c="4"/>parentino = find_ino(wd, &amp;myino);</text:p>
            <text:p text:style-name="Table_20_Contents"><text:s text:c="4"/>parent = iget(dev, parentino);</text:p>
            <text:p text:style-name="Table_20_Contents"/>
            <text:p text:style-name="Table_20_Contents"><text:s text:c="4"/>findmyname(parent, myino, myname);</text:p>
            <text:p text:style-name="Table_20_Contents"><text:s text:c="4"/>rpwd(parent);</text:p>
            <text:p text:style-name="Table_20_Contents"><text:s text:c="4"/>iput(parent);</text:p>
            <text:p text:style-name="Table_20_Contents"><text:s text:c="4"/>printf("/%s", myname);</text:p>
            <text:p text:style-name="Table_20_Contents"><text:s text:c="4"/>return 0;</text:p>
            <text:p text:style-name="Table_20_Contents">}</text:p>
            <text:p text:style-name="Table_20_Contents"/>
            <text:p text:style-name="Table_20_Contents">void myQuit()</text:p>
            <text:p text:style-name="Table_20_Contents">{</text:p>
            <text:p text:style-name="Table_20_Contents"><text:s text:c="4"/>MINODE *mip;</text:p>
            <text:p text:style-name="Table_20_Contents"><text:s text:c="4"/>for (int i = 0; i &lt; NMINODE; i++)</text:p>
            <text:p text:style-name="Table_20_Contents"><text:s text:c="4"/>{</text:p>
            <text:p text:style-name="Table_20_Contents"><text:s text:c="8"/>mip = &amp;minode[i];</text:p>
            <text:p text:style-name="Table_20_Contents"><text:s text:c="8"/>if (mip-&gt;refCount &gt; 0 &amp;&amp; mip-&gt;dirty)</text:p>
            <text:p text:style-name="Table_20_Contents"><text:s text:c="12"/>iput(mip);</text:p>
            <text:p text:style-name="Table_20_Contents"><text:s text:c="4"/>}</text:p>
            <text:p text:style-name="Table_20_Contents">}</text:p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>/*********** util.c file ****************/</text:p>
            <text:p text:style-name="Table_20_Contents"/>
            <text:p text:style-name="Table_20_Contents">/**** globals defined in main.c file ****/</text:p>
            <text:p text:style-name="Table_20_Contents">extern MINODE minode[NMINODE];</text:p>
            <text:p text:style-name="Table_20_Contents">extern MINODE *root;</text:p>
            <text:p text:style-name="Table_20_Contents">extern PROC <text:s text:c="2"/>proc[NPROC], *running;</text:p>
            <text:p text:style-name="Table_20_Contents">extern char <text:s text:c="2"/>gpath[256];</text:p>
            <text:p text:style-name="Table_20_Contents">extern char <text:s text:c="2"/>*name[64];</text:p>
            <text:p text:style-name="Table_20_Contents">extern int <text:s text:c="3"/>n;</text:p>
            <text:p text:style-name="Table_20_Contents">extern int <text:s text:c="3"/>fd, dev;</text:p>
            <text:p text:style-name="Table_20_Contents">extern int <text:s text:c="3"/>nblocks, ninodes, bmap, imap, inode_start;</text:p>
            <text:p text:style-name="Table_20_Contents">extern char <text:s text:c="2"/>line[256], cmd[32], pathname[256];</text:p>
            <text:p text:style-name="Table_20_Contents"/>
            <text:p text:style-name="Table_20_Contents">int get_block(int dev, int blk, char *buf)</text:p>
            <text:p text:style-name="Table_20_Contents">{</text:p>
            <text:p text:style-name="Table_20_Contents"><text:s text:c="3"/>lseek(dev, (long)blk*BLKSIZE, 0);</text:p>
            <text:p text:style-name="Table_20_Contents"><text:s text:c="3"/>read(dev, buf, BLKSIZE);</text:p>
            <text:p text:style-name="Table_20_Contents">} <text:s text:c="2"/></text:p>
            <text:p text:style-name="Table_20_Contents"/>
            <text:p text:style-name="Table_20_Contents">int put_block(int dev, int blk, char *buf)</text:p>
            <text:p text:style-name="Table_20_Contents">{</text:p>
            <text:p text:style-name="Table_20_Contents"><text:s text:c="3"/>lseek(dev, (long)blk*BLKSIZE, 0);</text:p>
            <text:p text:style-name="Table_20_Contents"><text:s text:c="3"/>write(dev, buf, BLKSIZE);</text:p>
            <text:p text:style-name="Table_20_Contents">} <text:s text:c="2"/></text:p>
            <text:p text:style-name="Table_20_Contents"/>
            <text:p text:style-name="Table_20_Contents">int tokenize(char *pathname)</text:p>
            <text:p text:style-name="Table_20_Contents">{</text:p>
            <text:p text:style-name="Table_20_Contents"><text:s text:c="4"/>name[0] = strtok(pathname, " ");</text:p>
            <text:p text:style-name="Table_20_Contents"><text:s text:c="4"/>for (n = 1; name[n] = strtok(NULL, " "); n++)</text:p>
            <text:p text:style-name="Table_20_Contents"><text:s text:c="2"/>// tokenize pathname in GLOBAL gpath[]</text:p>
            <text:p text:style-name="Table_20_Contents">}</text:p>
            <text:p text:style-name="Table_20_Contents"/>
            <text:p text:style-name="Table_20_Contents">// return minode pointer to loaded INODE</text:p>
            <text:p text:style-name="Table_20_Contents">MINODE *iget(int dev, int ino)</text:p>
            <text:p text:style-name="Table_20_Contents">{</text:p>
            <text:p text:style-name="Table_20_Contents"><text:s text:c="2"/>int i;</text:p>
            <text:p text:style-name="Table_20_Contents"><text:s text:c="2"/>MINODE *mip;</text:p>
            <text:p text:style-name="Table_20_Contents"><text:s text:c="2"/>char buf[BLKSIZE];</text:p>
            <text:p text:style-name="Table_20_Contents"><text:s text:c="2"/>int blk, disp;</text:p>
            <text:p text:style-name="Table_20_Contents"><text:s text:c="2"/>INODE *ip;</text:p>
            <text:p text:style-name="Table_20_Contents"/>
            <text:p text:style-name="Table_20_Contents"><text:s text:c="2"/>for (i=0; i&lt;NMINODE; i++){</text:p>
            <text:p text:style-name="Table_20_Contents"><text:s text:c="4"/>mip = &amp;minode[i];</text:p>
            <text:p text:style-name="Table_20_Contents"><text:s text:c="4"/>if (mip-&gt;dev == dev &amp;&amp; mip-&gt;ino == ino){</text:p>
            <text:p text:style-name="Table_20_Contents"><text:s text:c="7"/>mip-&gt;refCount++;</text:p>
            <text:p text:style-name="Table_20_Contents"><text:s text:c="7"/>printf("found [%d %d] as minode[%d] in core\n", dev, ino, i);</text:p>
            <text:p text:style-name="Table_20_Contents"><text:soft-page-break/><text:s text:c="7"/>return mip;</text:p>
            <text:p text:style-name="Table_20_Contents"><text:s text:c="4"/>}</text:p>
            <text:p text:style-name="Table_20_Contents"><text:s text:c="2"/>}</text:p>
            <text:p text:style-name="Table_20_Contents"><text:s text:c="4"/></text:p>
            <text:p text:style-name="Table_20_Contents"><text:s text:c="2"/>for (i=0; i&lt;NMINODE; i++){</text:p>
            <text:p text:style-name="Table_20_Contents"><text:s text:c="4"/>mip = &amp;minode[i];</text:p>
            <text:p text:style-name="Table_20_Contents"><text:s text:c="4"/>if (mip-&gt;refCount == 0){</text:p>
            <text:p text:style-name="Table_20_Contents"><text:s text:c="6"/>//printf("allocating NEW minode[%d] for [%d %d]\n", i, dev, ino);</text:p>
            <text:p text:style-name="Table_20_Contents"><text:s text:c="7"/>mip-&gt;refCount = 1;</text:p>
            <text:p text:style-name="Table_20_Contents"><text:s text:c="7"/>mip-&gt;dev = dev;</text:p>
            <text:p text:style-name="Table_20_Contents"><text:s text:c="7"/>mip-&gt;ino = ino;</text:p>
            <text:p text:style-name="Table_20_Contents"/>
            <text:p text:style-name="Table_20_Contents"><text:s text:c="7"/>// get INODE of ino to buf <text:s text:c="3"/></text:p>
            <text:p text:style-name="Table_20_Contents"><text:s text:c="7"/>blk <text:s/>= (ino-1) / 8 + inode_start;</text:p>
            <text:p text:style-name="Table_20_Contents"><text:s text:c="7"/>disp = (ino-1) % 8;</text:p>
            <text:p text:style-name="Table_20_Contents"/>
            <text:p text:style-name="Table_20_Contents"><text:s text:c="7"/>//printf("iget: ino=%d blk=%d disp=%d\n", ino, blk, disp);</text:p>
            <text:p text:style-name="Table_20_Contents"/>
            <text:p text:style-name="Table_20_Contents"><text:s text:c="7"/>get_block(dev, blk, buf);</text:p>
            <text:p text:style-name="Table_20_Contents"><text:s text:c="7"/>ip = (INODE *)buf + disp;</text:p>
            <text:p text:style-name="Table_20_Contents"><text:s text:c="7"/>// copy INODE to mp-&gt;INODE</text:p>
            <text:p text:style-name="Table_20_Contents"><text:s text:c="7"/>mip-&gt;INODE = *ip;</text:p>
            <text:p text:style-name="Table_20_Contents"/>
            <text:p text:style-name="Table_20_Contents"><text:s text:c="7"/>return mip;</text:p>
            <text:p text:style-name="Table_20_Contents"><text:s text:c="4"/>}</text:p>
            <text:p text:style-name="Table_20_Contents"><text:s text:c="2"/>} <text:s text:c="2"/></text:p>
            <text:p text:style-name="Table_20_Contents"><text:s text:c="2"/>printf("PANIC: no more free minodes\n");</text:p>
            <text:p text:style-name="Table_20_Contents"><text:s text:c="2"/>return 0;</text:p>
            <text:p text:style-name="Table_20_Contents">}</text:p>
            <text:p text:style-name="Table_20_Contents"/>
            <text:p text:style-name="Table_20_Contents">iput(MINODE *mip)</text:p>
            <text:p text:style-name="Table_20_Contents">{</text:p>
            <text:p text:style-name="Table_20_Contents"><text:s/>int i, block, offset;</text:p>
            <text:p text:style-name="Table_20_Contents"><text:s/>char buf[BLKSIZE];</text:p>
            <text:p text:style-name="Table_20_Contents"><text:s/>INODE *ip;</text:p>
            <text:p text:style-name="Table_20_Contents"/>
            <text:p text:style-name="Table_20_Contents"><text:s/>if (mip==0) </text:p>
            <text:p text:style-name="Table_20_Contents"><text:s text:c="5"/>return;</text:p>
            <text:p text:style-name="Table_20_Contents"/>
            <text:p text:style-name="Table_20_Contents"><text:s/>mip-&gt;refCount--;</text:p>
            <text:p text:style-name="Table_20_Contents"><text:s/></text:p>
            <text:p text:style-name="Table_20_Contents"><text:s/>if (mip-&gt;refCount &gt; 0) return;</text:p>
            <text:p text:style-name="Table_20_Contents"><text:s/>if (!mip-&gt;dirty) <text:s text:c="6"/>return;</text:p>
            <text:p text:style-name="Table_20_Contents"><text:s/></text:p>
            <text:p text:style-name="Table_20_Contents"><text:s/>/* write back */</text:p>
            <text:p text:style-name="Table_20_Contents"><text:s/>printf("iput: dev=%d ino=%d\n", mip-&gt;dev, mip-<text:soft-page-break/>&gt;ino); </text:p>
            <text:p text:style-name="Table_20_Contents"/>
            <text:p text:style-name="Table_20_Contents"><text:s/>block = <text:s/>((mip-&gt;ino - 1) / 8) + inode_start;</text:p>
            <text:p text:style-name="Table_20_Contents"><text:s/>offset = <text:s/>(mip-&gt;ino - 1) % 8;</text:p>
            <text:p text:style-name="Table_20_Contents"/>
            <text:p text:style-name="Table_20_Contents"><text:s/>/* first get the block containing this inode */</text:p>
            <text:p text:style-name="Table_20_Contents"><text:s/>get_block(mip-&gt;dev, block, buf);</text:p>
            <text:p text:style-name="Table_20_Contents"/>
            <text:p text:style-name="Table_20_Contents"><text:s/>ip = (INODE *)buf + offset;</text:p>
            <text:p text:style-name="Table_20_Contents"><text:s/>*ip = mip-&gt;INODE;</text:p>
            <text:p text:style-name="Table_20_Contents"/>
            <text:p text:style-name="Table_20_Contents"><text:s/>put_block(mip-&gt;dev, block, buf);</text:p>
            <text:p text:style-name="Table_20_Contents"/>
            <text:p text:style-name="Table_20_Contents">} </text:p>
            <text:p text:style-name="Table_20_Contents"/>
            <text:p text:style-name="Table_20_Contents">int search(MINODE *mip, char *name)</text:p>
            <text:p text:style-name="Table_20_Contents">{</text:p>
            <text:p text:style-name="Table_20_Contents"><text:s text:c="2"/>printf("searching for %s in %d\n", name, dev);</text:p>
            <text:p text:style-name="Table_20_Contents"><text:s text:c="4"/>char sbuf[BLKSIZE], temp[256];</text:p>
            <text:p text:style-name="Table_20_Contents"><text:s text:c="4"/>DIR *dp;</text:p>
            <text:p text:style-name="Table_20_Contents"><text:s text:c="4"/>char *cp;</text:p>
            <text:p text:style-name="Table_20_Contents"><text:s text:c="4"/>int i;</text:p>
            <text:p text:style-name="Table_20_Contents"/>
            <text:p text:style-name="Table_20_Contents"><text:s text:c="4"/>for (i=0; i &lt; 12; i++)</text:p>
            <text:p text:style-name="Table_20_Contents"><text:s text:c="4"/>{ <text:s/>// assume DIR at most 12 direct blocks</text:p>
            <text:p text:style-name="Table_20_Contents"/>
            <text:p text:style-name="Table_20_Contents"><text:s text:c="8"/>if (ip-&gt;i_block[i] == 0)</text:p>
            <text:p text:style-name="Table_20_Contents"><text:s text:c="12"/>break;</text:p>
            <text:p text:style-name="Table_20_Contents"><text:s text:c="8"/>printf("i=%d i_block[%d]=%d\n",i,i,ip-&gt;i_block[i]);</text:p>
            <text:p text:style-name="Table_20_Contents"><text:s text:c="8"/>get_block(dev, ip-&gt;i_block[i], sbuf);</text:p>
            <text:p text:style-name="Table_20_Contents"/>
            <text:p text:style-name="Table_20_Contents"><text:s text:c="8"/>dp = (DIR *)sbuf;</text:p>
            <text:p text:style-name="Table_20_Contents"><text:s text:c="8"/>cp = sbuf;</text:p>
            <text:p text:style-name="Table_20_Contents"/>
            <text:p text:style-name="Table_20_Contents"><text:s text:c="8"/>while(cp &lt; sbuf + BLKSIZE){</text:p>
            <text:p text:style-name="Table_20_Contents"><text:s text:c="12"/>strncpy(temp, dp-&gt;name, dp-&gt;name_len);</text:p>
            <text:p text:style-name="Table_20_Contents"><text:s text:c="12"/>temp[dp-&gt;name_len] = 0;</text:p>
            <text:p text:style-name="Table_20_Contents"><text:s text:c="12"/>printf("%4d %4d %4d %s\n",</text:p>
            <text:p text:style-name="Table_20_Contents"><text:s text:c="19"/>dp-&gt;inode, dp-&gt;rec_len, dp-&gt;name_len, temp);</text:p>
            <text:p text:style-name="Table_20_Contents"><text:s text:c="12"/>if(strcmp(dp-&gt;name, name) == 0)</text:p>
            <text:p text:style-name="Table_20_Contents"><text:s text:c="12"/>{</text:p>
            <text:p text:style-name="Table_20_Contents"><text:s text:c="16"/>printf("found %s : ino = %d\n",name,dp-&gt;inode);</text:p>
            <text:p text:style-name="Table_20_Contents"><text:s text:c="16"/>return dp-&gt;inode;</text:p>
            <text:p text:style-name="Table_20_Contents"><text:s text:c="12"/>}</text:p>
            <text:p text:style-name="Table_20_Contents"><text:s text:c="12"/>cp += dp-&gt;rec_len;</text:p>
            <text:p text:style-name="Table_20_Contents"><text:soft-page-break/><text:s text:c="12"/>dp = (DIR *)cp;</text:p>
            <text:p text:style-name="Table_20_Contents"><text:s text:c="8"/>}</text:p>
            <text:p text:style-name="Table_20_Contents"><text:s text:c="4"/>}</text:p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getino(char *pathname)</text:p>
            <text:p text:style-name="Table_20_Contents">{</text:p>
            <text:p text:style-name="Table_20_Contents"><text:s text:c="2"/>int i, ino, blk, disp;</text:p>
            <text:p text:style-name="Table_20_Contents"><text:s text:c="2"/>INODE *ip;</text:p>
            <text:p text:style-name="Table_20_Contents"><text:s text:c="2"/>MINODE *mip;</text:p>
            <text:p text:style-name="Table_20_Contents"/>
            <text:p text:style-name="Table_20_Contents"><text:s text:c="2"/>printf("getino: pathname=%s\n", pathname);</text:p>
            <text:p text:style-name="Table_20_Contents"><text:s text:c="2"/>if (strcmp(pathname, "/")==0)</text:p>
            <text:p text:style-name="Table_20_Contents"><text:s text:c="6"/>return 2;</text:p>
            <text:p text:style-name="Table_20_Contents"/>
            <text:p text:style-name="Table_20_Contents"><text:s text:c="2"/>if (pathname[0]=='/')</text:p>
            <text:p text:style-name="Table_20_Contents"><text:s text:c="4"/>mip = iget(dev, 2);</text:p>
            <text:p text:style-name="Table_20_Contents"><text:s text:c="2"/>else</text:p>
            <text:p text:style-name="Table_20_Contents"><text:s text:c="4"/>mip = iget(running-&gt;cwd-&gt;dev, running-&gt;cwd-&gt;ino);</text:p>
            <text:p text:style-name="Table_20_Contents"/>
            <text:p text:style-name="Table_20_Contents"><text:s text:c="2"/>tokenize(pathname);</text:p>
            <text:p text:style-name="Table_20_Contents"/>
            <text:p text:style-name="Table_20_Contents"><text:s text:c="2"/>for (i=0; i&lt;n; i++){</text:p>
            <text:p text:style-name="Table_20_Contents"><text:s text:c="6"/>printf("===========================================\n");</text:p>
            <text:p text:style-name="Table_20_Contents"><text:s text:c="6"/>ino = search(mip, name[i]);</text:p>
            <text:p text:style-name="Table_20_Contents"/>
            <text:p text:style-name="Table_20_Contents"><text:s text:c="6"/>if (ino==0){</text:p>
            <text:p text:style-name="Table_20_Contents"><text:s text:c="9"/>iput(mip);</text:p>
            <text:p text:style-name="Table_20_Contents"><text:s text:c="9"/>printf("name %s does not exist\n", name[i]);</text:p>
            <text:p text:style-name="Table_20_Contents"><text:s text:c="9"/>return 0;</text:p>
            <text:p text:style-name="Table_20_Contents"><text:s text:c="6"/>}</text:p>
            <text:p text:style-name="Table_20_Contents"><text:s text:c="6"/>iput(mip);</text:p>
            <text:p text:style-name="Table_20_Contents"><text:s text:c="6"/>mip = iget(dev, ino);</text:p>
            <text:p text:style-name="Table_20_Contents"><text:s text:c="3"/>}</text:p>
            <text:p text:style-name="Table_20_Contents"><text:s text:c="3"/>return ino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42:48.385028192</meta:creation-date>
    <dc:date>2019-03-28T09:45:11.968479850</dc:date>
    <meta:editing-duration>PT2M24S</meta:editing-duration>
    <meta:editing-cycles>1</meta:editing-cycles>
    <meta:document-statistic meta:table-count="1" meta:image-count="0" meta:object-count="0" meta:page-count="7" meta:paragraph-count="407" meta:word-count="1171" meta:character-count="10462" meta:non-whitespace-character-count="7298"/>
    <meta:generator>LibreOffice/6.0.7.3$Linux_X86_64 LibreOffice_project/00m0$Build-3</meta:generator>
  </office:meta>
</office:document-meta>
</file>